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none" fo:font-weight="bold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32pt" style:text-underline-style="none" fo:font-weight="bold" officeooo:paragraph-rsid="000d03ea" style:font-size-asian="28pt" style:font-weight-asian="bold" style:font-size-complex="32pt" style:font-weight-complex="bold"/>
    </style:style>
    <style:style style:name="T1" style:family="text">
      <style:text-properties officeooo:rsid="000c9a1e"/>
    </style:style>
    <style:style style:name="T2" style:family="text">
      <style:text-properties style:text-underline-style="solid" style:text-underline-width="auto" style:text-underline-color="font-color" officeooo:rsid="000c9a1e"/>
    </style:style>
    <style:style style:name="T3" style:family="text">
      <style:text-properties fo:font-style="normal" officeooo:rsid="000c9a1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0c9a1e" style:font-style-asian="normal" style:font-style-complex="normal"/>
    </style:style>
    <style:style style:name="T5" style:family="text">
      <style:text-properties fo:font-size="15pt" fo:font-style="normal" officeooo:rsid="000c9a1e" style:font-size-asian="13.1000003814697pt" style:font-style-asian="normal" style:font-size-complex="15pt" style:font-style-complex="normal"/>
    </style:style>
    <style:style style:name="T6" style:family="text">
      <style:text-properties fo:font-size="15pt" fo:font-style="normal" fo:font-weight="normal" officeooo:rsid="000c9a1e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0000ff" fo:font-size="15pt" fo:font-style="normal" officeooo:rsid="000c9a1e" fo:background-color="#ffffff" loext:char-shading-value="0" style:font-size-asian="13.1000003814697pt" style:font-style-asian="normal" style:font-size-complex="15pt" style:font-style-complex="normal"/>
    </style:style>
    <style:style style:name="T8" style:family="text">
      <style:text-properties fo:color="#0000ff" fo:font-size="15pt" fo:font-style="normal" officeooo:rsid="000d03ea" fo:background-color="#ffffff" loext:char-shading-value="0" style:font-size-asian="13.1000003814697pt" style:font-style-asian="normal" style:font-size-complex="15pt" style:font-style-complex="normal"/>
    </style:style>
    <style:style style:name="T9" style:family="text">
      <style:text-properties fo:color="#000000" fo:font-size="15pt" fo:font-style="normal" officeooo:rsid="000c9a1e" fo:background-color="#ffffff" loext:char-shading-value="0" style:font-size-asian="13.1000003814697pt" style:font-style-asian="normal" style:font-size-complex="15pt" style:font-style-complex="normal"/>
    </style:style>
    <style:style style:name="T10" style:family="text">
      <style:text-properties fo:color="#000000" fo:font-size="15pt" fo:font-style="normal" officeooo:rsid="000d03ea" fo:background-color="#ffffff" loext:char-shading-value="0" style:font-size-asian="13.1000003814697pt" style:font-style-asian="normal" style:font-size-complex="15pt" style:font-style-complex="normal"/>
    </style:style>
    <style:style style:name="T11" style:family="text">
      <style:text-properties fo:color="#000000" fo:font-size="15pt" fo:font-style="normal" officeooo:rsid="000d03ea" fo:background-color="#ff3333" loext:char-shading-value="0" style:font-size-asian="13.1000003814697pt" style:font-style-asian="normal" style:font-size-complex="15pt" style:font-style-complex="normal"/>
    </style:style>
    <style:style style:name="T12" style:family="text">
      <style:text-properties fo:color="#000000" fo:font-size="15pt" fo:font-style="normal" style:text-underline-style="solid" style:text-underline-width="auto" style:text-underline-color="font-color" officeooo:rsid="000d03ea" fo:background-color="#ffffff" loext:char-shading-value="0" style:font-size-asian="13.1000003814697pt" style:font-style-asian="normal" style:font-size-complex="15pt" style:font-style-complex="normal"/>
    </style:style>
    <style:style style:name="T13" style:family="text">
      <style:text-properties fo:color="#009900" fo:font-size="15pt" fo:font-style="normal" officeooo:rsid="000d03ea" fo:background-color="#ffffff" loext:char-shading-value="0" style:font-size-asian="13.1000003814697pt" style:font-style-asian="normal" style:font-size-complex="15pt" style:font-style-complex="normal"/>
    </style:style>
    <style:style style:name="T14" style:family="text">
      <style:text-properties fo:color="#ffffff" fo:font-size="15pt" fo:font-style="normal" style:text-underline-style="solid" style:text-underline-width="auto" style:text-underline-color="font-color" officeooo:rsid="000d03ea" fo:background-color="#ffffff" loext:char-shading-value="0" style:font-size-asian="13.1000003814697pt" style:font-style-asian="normal" style:font-size-complex="1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3"/><text:span text:style-name="T2">Qual</text:span><text:span text:style-name="T1"> </text:span><text:span text:style-name="T4">é</text:span><text:span text:style-name="T3"> </text:span><text:span text:style-name="T4">o</text:span><text:span text:style-name="T3"> </text:span><text:span text:style-name="T4">melhor</text:span><text:span text:style-name="T3"> ?</text:span></text:p>
      <text:p text:style-name="P1"><text:span text:style-name="T5"/></text:p>
      <text:p text:style-name="P1"><text:span text:style-name="T5"><text:s text:c="2"/>Para começo temos que saber em qual requisito você esta querendo se for exclusivo o </text:span><text:span text:style-name="T7">PS </text:span><text:span text:style-name="T9">, se for para jogar mais online e de <text:s/>emprezas que fazem jogos para todas as plataformas </text:span><text:span text:style-name="T10">o </text:span><text:span text:style-name="T13">XBOX </text:span><text:span text:style-name="T10">sem contar que <text:s/>é mais barato.</text:span></text:p>
      <text:p text:style-name="P2"><text:span text:style-name="T10"><text:s text:c="2"/>Emtam para aqueles que querem uma opção mais </text:span><text:span text:style-name="T12">barat</text:span><text:span text:style-name="T10">o é melhor o </text:span><text:span text:style-name="T13">XBOX</text:span><text:span text:style-name="T10"> , mas se você tem mais condição e quer jogar </text:span><text:span text:style-name="T12">exclusivo</text:span><text:span text:style-name="T10"> o </text:span><text:span text:style-name="T8">PS</text:span><text:span text:style-name="T10"> é o melh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4T11:20:42.496891644</meta:creation-date>
    <dc:date>2022-08-04T11:46:20.240057402</dc:date>
    <meta:editing-duration>PT1M47S</meta:editing-duration>
    <meta:editing-cycles>1</meta:editing-cycles>
    <meta:document-statistic meta:table-count="0" meta:image-count="0" meta:object-count="0" meta:page-count="1" meta:paragraph-count="3" meta:word-count="75" meta:character-count="386" meta:non-whitespace-character-count="295"/>
    <meta:generator>LibreOffice/5.1.6.2$Linux_X86_64 LibreOffice_project/10m0$Build-2</meta:generator>
  </office:meta>
</office:document-meta>
</file>